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3229in" style:rel-column-width="59819*"/>
    </style:style>
    <style:style style:name="Table10.B" style:family="table-column">
      <style:table-column-properties style:column-width="0.6042in" style:rel-column-width="5716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16in" style:rel-column-width="16234*"/>
    </style:style>
    <style:style style:name="Table4.B" style:family="table-column">
      <style:table-column-properties style:column-width="3.8458in" style:rel-column-width="36384*"/>
    </style:style>
    <style:style style:name="Table4.C" style:family="table-column">
      <style:table-column-properties style:column-width="1.3653in" style:rel-column-width="12917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146in" style:rel-column-width="4868*"/>
    </style:style>
    <style:style style:name="Table1.B" style:family="table-column">
      <style:table-column-properties style:column-width="2.1201in" style:rel-column-width="20057*"/>
    </style:style>
    <style:style style:name="Table1.C" style:family="table-column">
      <style:table-column-properties style:column-width="0.1597in" style:rel-column-width="1511*"/>
    </style:style>
    <style:style style:name="Table1.D" style:family="table-column">
      <style:table-column-properties style:column-width="4.1326in" style:rel-column-width="39099*"/>
    </style:style>
    <style:style style:name="Table1.1" style:family="table-row">
      <style:table-row-properties style:min-row-height="0.269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2819in"/>
    </style:style>
    <style:style style:name="Table1.3" style:family="table-row">
      <style:table-row-properties style:min-row-height="0.2451in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5" style:family="table">
      <style:table-properties style:width="6.9118in" fo:margin-left="0.009in" fo:margin-right="0.0042in" table:align="margins"/>
    </style:style>
    <style:style style:name="Table5.A" style:family="table-column">
      <style:table-column-properties style:column-width="0.5146in" style:rel-column-width="4879*"/>
    </style:style>
    <style:style style:name="Table5.B" style:family="table-column">
      <style:table-column-properties style:column-width="2.1076in" style:rel-column-width="19983*"/>
    </style:style>
    <style:style style:name="Table5.C" style:family="table-column">
      <style:table-column-properties style:column-width="0.1597in" style:rel-column-width="1514*"/>
    </style:style>
    <style:style style:name="Table5.D" style:family="table-column">
      <style:table-column-properties style:column-width="4.1299in" style:rel-column-width="39159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8*"/>
    </style:style>
    <style:style style:name="Table7.B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556in" style:rel-column-width="32701*"/>
    </style:style>
    <style:style style:name="Table8.B" style:family="table-column">
      <style:table-column-properties style:column-width="3.4694in" style:rel-column-width="32834*"/>
    </style:style>
    <style:style style:name="Table8.1" style:family="table-row">
      <style:table-row-properties style:min-row-height="1.6424in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in" fo:margin-right="0.1839in" fo:text-align="justify" style:justify-single-word="false" fo:text-indent="0in" style:auto-text-indent="false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{Kejaksaan}</text:p>
          </table:table-cell>
          <table:table-cell table:style-name="Table10.B1" office:value-type="string">
            <text:p text:style-name="P7">BA-15</text:p>
          </table:table-cell>
        </table:table-row>
      </table:table>
      <text:p text:style-name="P15">“UNTUK KEADILAN”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6">BERITA ACARA</text:p>
            <text:p text:style-name="P16">PENERIMAAN DAN PENELITIAN TERSANGKA</text:p>
          </table:table-cell>
          <table:table-cell table:style-name="Table4.A1" office:value-type="string">
            <text:p text:style-name="P4"/>
          </table:table-cell>
        </table:table-row>
      </table:table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 text:c="11"/><text:span text:style-name="T1">Pada hari ini {hari} tanggal {tgl_pembuatan} berdasarkan pasal 141, 8(3) dan 138 (penjelasan) KUHAP saya :</text:span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ama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3">{nama_pegawai}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ngkat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3">{pangkat_pegawai}</text:p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IP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3">{nip_pegawai}</text:p>
          </table:table-cell>
        </table:table-row>
      </table:table>
      <text:p text:style-name="P8"><text:s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Jaksa Penuntut Umum pada Kejaksaan Negeri {kejaksaan} telah mengadakan penelitian terhadap tersangka :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Nama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nama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Tempat Lahir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tmpt_lahir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Umur/Tanggal Lahir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umur} / {tgl_lahir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Jenis Kelamin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jenis_kelamin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Kebangsaan / Kewarganegaraan 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warganegara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Tempat Tinggal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tmpt_tinggal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Agama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agama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Pekerjaan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pekerjaan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Pendidikan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pendidikan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Ditahan Sejak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tgl_penahanan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Register Tahanan Nomor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no_reg_tahanan}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Register Perkara Nomor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no_reg_perkara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19">Setelah menanyakan kebenaran identitas tersebut diatas, saya bertanya kepada tersangka dan tersangka menjawab sebagai berikut :</text:p>
          </table:table-cell>
        </table:table-row>
      </table:table>
      <text:p text:style-name="Standard"><text:s text:c="30"/><text:tab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[!-- BEGIN pertanyaan --]</text:p>
            <text:p text:style-name="P17">{pertanyaan}</text:p>
            <text:p text:style-name="P17">[!-- END pertanyaan --]</text:p>
          </table:table-cell>
          <table:table-cell table:style-name="Table7.A1" office:value-type="string">
            <text:p text:style-name="P17">[!-- BEGIN jawaban --]</text:p>
            <text:p text:style-name="P17">{jawaban}</text:p>
            <text:p text:style-name="P17">[!-- END jawaban --]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17">Selanjutnya tersangka menerangkan sesuai/tidak sesuai *) dengan keterangan tersebut dalam Berita Acara yang dibuat oleh Penyidik di {di} pada tanggal {tgl_surat} dengan alasan *) {alasan}.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">Demikian Berita Acara ini dibuat dengan sebenarnya atas kekuatan sumpah jabatan. Kemudian dibacakan dan dijelaskan kepada tersangka/terdakwa dan ia menyetujui keterangan tersebut dan untuk memperkuatnya tersangka/terdakwa membubuhkan tanda tangannya,</text:p>
          </table:table-cell>
        </table:table-row>
        <table:table-row>
          <table:table-cell table:style-name="Table11.A1" office:value-type="string">
            <text:p text:style-name="P13"/>
          </table:table-cell>
        </table:table-row>
        <table:table-row>
          <table:table-cell table:style-name="Table11.A1" office:value-type="string">
            <text:p text:style-name="P13">Berita Acara ini ditutup dan ditanda tangani pada hari dan tanggal tersebut diatas.</text:p>
          </table:table-cell>
        </table:table-row>
        <table:table-row>
          <table:table-cell table:style-name="Table11.A1" office:value-type="string">
            <text:p text:style-name="P13"/>
          </table:table-cell>
        </table:table-row>
      </table:table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5">Tersangka/Terdakwa</text:p>
            <text:p text:style-name="P6"/>
            <text:p text:style-name="P6"/>
            <text:p text:style-name="P6"/>
            <text:p text:style-name="P6"><text:s/></text:p>
            <text:p text:style-name="P6"/>
            <text:p text:style-name="P6"><text:s text:c="25"/>( <text:s text:c="6"/>{nama} <text:s text:c="3"/>)</text:p>
            <text:p text:style-name="P5"><text:s/></text:p>
          </table:table-cell>
          <table:table-cell table:style-name="Table8.A1" office:value-type="string">
            <text:p text:style-name="P1">Jaksa Penuntut Umum,</text:p>
            <text:p text:style-name="P1"/>
            <text:p text:style-name="P1"/>
            <text:p text:style-name="P1"/>
            <text:p text:style-name="P1"/>
            <text:p text:style-name="P1"/>
            <text:p text:style-name="P2">{nama_penandatangan}</text:p>
            <text:p text:style-name="P1">{pangkat} NIP.{nip_penandatangan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09:03:15.01</meta:creation-date>
    <dc:date>2016-06-21T10:56:06.63</dc:date>
    <meta:editing-duration>P1DT3H11M47S</meta:editing-duration>
    <meta:editing-cycles>76</meta:editing-cycles>
    <meta:generator>OpenOffice/4.1.1$Win32 OpenOffice.org_project/411m6$Build-9775</meta:generator>
    <meta:document-statistic meta:table-count="11" meta:image-count="0" meta:object-count="0" meta:page-count="2" meta:paragraph-count="71" meta:word-count="213" meta:character-count="1627"/>
    <dc:creator>hadi wibowo</dc:creator>
  </office:meta>
</office:document-meta>
</file>